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19.47mm" fo:break-before="auto" style:use-optimal-row-height="true"/>
    </style:style>
    <style:style style:name="ro4" style:family="table-row">
      <style:table-row-properties style:row-height="35.26mm" fo:break-before="auto" style:use-optimal-row-height="true"/>
    </style:style>
    <style:style style:name="ro5" style:family="table-row">
      <style:table-row-properties style:row-height="22.63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28.9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44.75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estacoes</text:p>
          </table:table-cell>
          <table:table-cell table:style-name="ce2" office:value-type="string" calcext:value-type="string">
            <text:p> BEN  </text:p>
          </table:table-cell>
          <table:table-cell table:style-name="ce2" office:value-type="string" calcext:value-type="string">
            <text:p> CO  </text:p>
          </table:table-cell>
          <table:table-cell table:style-name="ce2" office:value-type="string" calcext:value-type="string">
            <text:p> ERT  </text:p>
          </table:table-cell>
          <table:table-cell table:style-name="ce2" office:value-type="string" calcext:value-type="string">
            <text:p> MP10  </text:p>
          </table:table-cell>
          <table:table-cell table:style-name="ce2" office:value-type="string" calcext:value-type="string">
            <text:p> MP2.5  </text:p>
          </table:table-cell>
          <table:table-cell table:style-name="ce2" office:value-type="string" calcext:value-type="string">
            <text:p> NO  </text:p>
          </table:table-cell>
          <table:table-cell table:style-name="ce2" office:value-type="string" calcext:value-type="string">
            <text:p> NO2  </text:p>
          </table:table-cell>
          <table:table-cell table:style-name="ce2" office:value-type="string" calcext:value-type="string">
            <text:p> NOx  </text:p>
          </table:table-cell>
          <table:table-cell table:style-name="ce2" office:value-type="string" calcext:value-type="string">
            <text:p> O3  </text:p>
          </table:table-cell>
          <table:table-cell table:style-name="ce2" office:value-type="string" calcext:value-type="string">
            <text:p> SO2  </text:p>
          </table:table-cell>
          <table:table-cell table:style-name="ce2" office:value-type="string" calcext:value-type="string">
            <text:p> TOL  </text:p>
          </table:table-cell>
          <table:table-cell table:style-name="ce2" office:value-type="string" calcext:value-type="string">
            <text:p> DV  </text:p>
          </table:table-cell>
          <table:table-cell table:style-name="ce2" office:value-type="string" calcext:value-type="string">
            <text:p> DVG  </text:p>
          </table:table-cell>
          <table:table-cell table:style-name="ce2" office:value-type="string" calcext:value-type="string">
            <text:p> PRESS  </text:p>
          </table:table-cell>
          <table:table-cell table:style-name="ce2" office:value-type="string" calcext:value-type="string">
            <text:p> RADG  </text:p>
          </table:table-cell>
          <table:table-cell table:style-name="ce2" office:value-type="string" calcext:value-type="string">
            <text:p> RADUV  </text:p>
          </table:table-cell>
          <table:table-cell table:style-name="ce2" office:value-type="string" calcext:value-type="string">
            <text:p> TEMP  </text:p>
          </table:table-cell>
          <table:table-cell table:style-name="ce2" office:value-type="string" calcext:value-type="string">
            <text:p> UR  </text:p>
          </table:table-cell>
          <table:table-cell table:style-name="ce2" office:value-type="string" calcext:value-type="string">
            <text:p> VV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uso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osasco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yes 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 </text:p>
          </table:table-cell>
          <table:table-cell table:number-columns-repeated="5" office:value-type="string" calcext:value-type="string">
            <text:p>no</text:p>
          </table:table-cell>
          <table:table-cell table:style-name="ce5" office:value-type="string" calcext:value-type="string">
            <text:p>yes </text:p>
          </table:table-cell>
          <table:table-cell office:value-type="string" calcext:value-type="string">
            <text:p>Avenida dos Autonomistas, s/nº, Esquina com Rua São Mauricio, Vila Quitaúna, Osasco </text:p>
          </table:table-cell>
          <table:table-cell office:value-type="float" office:value="7397028" calcext:value-type="float">
            <text:p>7397028</text:p>
          </table:table-cell>
          <table:table-cell office:value-type="string" calcext:value-type="string">
            <text:p>23k </text:p>
          </table:table-cell>
          <table:table-cell office:value-type="float" office:value="317045" calcext:value-type="float">
            <text:p>317045</text:p>
          </table:table-cell>
        </table:table-row>
        <table:table-row table:style-name="ro3">
          <table:table-cell office:value-type="string" calcext:value-type="string">
            <text:p>Cambuci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table:number-columns-repeated="15" office:value-type="string" calcext:value-type="string">
            <text:p>no</text:p>
          </table:table-cell>
          <table:table-cell office:value-type="string" calcext:value-type="string">
            <text:p>Avenida Dom Pedro I, 100, IV COMAR, Vila Monumento, São Paulo </text:p>
          </table:table-cell>
          <table:table-cell office:value-type="float" office:value="7392707" calcext:value-type="float">
            <text:p>7392707</text:p>
          </table:table-cell>
          <table:table-cell office:value-type="string" calcext:value-type="string">
            <text:p>23k </text:p>
          </table:table-cell>
          <table:table-cell office:value-type="float" office:value="335456" calcext:value-type="float">
            <text:p>335456</text:p>
          </table:table-cell>
        </table:table-row>
        <table:table-row table:style-name="ro4">
          <table:table-cell office:value-type="string" calcext:value-type="string">
            <text:p>Capão Redondo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8" office:value-type="string" calcext:value-type="string">
            <text:p>yes </text:p>
          </table:table-cell>
          <table:table-cell office:value-type="string" calcext:value-type="string">
            <text:p>Estrada de Itapecerica, 5859, no interior do Instituto Adventista de Ensino - UNASP, Capão Redondo, São Paulo </text:p>
          </table:table-cell>
          <table:table-cell office:value-type="float" office:value="7381358" calcext:value-type="float">
            <text:p>7381358</text:p>
          </table:table-cell>
          <table:table-cell office:value-type="string" calcext:value-type="string">
            <text:p>23k </text:p>
          </table:table-cell>
          <table:table-cell office:value-type="float" office:value="318469" calcext:value-type="float">
            <text:p>318469</text:p>
          </table:table-cell>
        </table:table-row>
        <table:table-row table:style-name="ro5">
          <table:table-cell office:value-type="string" calcext:value-type="string">
            <text:p>Centro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Rua da Consolação, 94, Bibliot. Mun. Mário de Andrade, Consolação, São Paulo </text:p>
          </table:table-cell>
          <table:table-cell office:value-type="float" office:value="7394876" calcext:value-type="float">
            <text:p>7394876</text:p>
          </table:table-cell>
          <table:table-cell office:value-type="string" calcext:value-type="string">
            <text:p>23k </text:p>
          </table:table-cell>
          <table:table-cell office:value-type="float" office:value="332354" calcext:value-type="float">
            <text:p>332354</text:p>
          </table:table-cell>
        </table:table-row>
        <table:table-row table:style-name="ro6">
          <table:table-cell office:value-type="string" calcext:value-type="string">
            <text:p>Cerqueira César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Avenida Doutor Arnaldo, 725, Faculdade de Saúde Pública, Sumaré, São Paulo </text:p>
          </table:table-cell>
          <table:table-cell office:value-type="float" office:value="7394205" calcext:value-type="float">
            <text:p>7394205</text:p>
          </table:table-cell>
          <table:table-cell office:value-type="string" calcext:value-type="string">
            <text:p>23k </text:p>
          </table:table-cell>
          <table:table-cell office:value-type="float" office:value="329269" calcext:value-type="float">
            <text:p>329269</text:p>
          </table:table-cell>
        </table:table-row>
        <table:table-row table:style-name="ro5">
          <table:table-cell office:value-type="string" calcext:value-type="string">
            <text:p>Cid.Universitária-USP-Ipe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 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Avenida Professor Lineu Prestes, 2242, Cidade Universitária, Butantã, São Paulo </text:p>
          </table:table-cell>
          <table:table-cell office:value-type="float" office:value="7392709" calcext:value-type="float">
            <text:p>7392709</text:p>
          </table:table-cell>
          <table:table-cell office:value-type="string" calcext:value-type="string">
            <text:p>23k </text:p>
          </table:table-cell>
          <table:table-cell office:value-type="float" office:value="322680" calcext:value-type="float">
            <text:p>322680</text:p>
          </table:table-cell>
        </table:table-row>
        <table:table-row table:style-name="ro7">
          <table:table-cell office:value-type="string" calcext:value-type="string">
            <text:p>Congonha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yes 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Alameda dos Tupiniquins, 1571, E.M.Prof.J.C. da Silva Borges, Planalto Paulista, São Paulo </text:p>
          </table:table-cell>
          <table:table-cell office:value-type="float" office:value="7387264" calcext:value-type="float">
            <text:p>7387264</text:p>
          </table:table-cell>
          <table:table-cell office:value-type="string" calcext:value-type="string">
            <text:p>23K </text:p>
          </table:table-cell>
          <table:table-cell office:value-type="float" office:value="330293" calcext:value-type="float">
            <text:p>330293</text:p>
          </table:table-cell>
        </table:table-row>
        <table:table-row table:style-name="ro8">
          <table:table-cell office:value-type="string" calcext:value-type="string">
            <text:p>Ibirapuera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table:number-columns-repeated="5" office:value-type="string" calcext:value-type="string">
            <text:p>yes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 </text:p>
          </table:table-cell>
          <table:table-cell table:number-columns-repeated="2" office:value-type="string" calcext:value-type="string">
            <text:p>* 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Parque do Ibirapuera, s/nº, Setor 25, Prq Ibirapuera, São Paulo </text:p>
          </table:table-cell>
          <table:table-cell office:value-type="float" office:value="7389978" calcext:value-type="float">
            <text:p>7389978</text:p>
          </table:table-cell>
          <table:table-cell office:value-type="string" calcext:value-type="string">
            <text:p>23k </text:p>
          </table:table-cell>
          <table:table-cell office:value-type="float" office:value="330545" calcext:value-type="float">
            <text:p>330545</text:p>
          </table:table-cell>
        </table:table-row>
        <table:table-row table:style-name="ro3">
          <table:table-cell office:value-type="string" calcext:value-type="string">
            <text:p>Interlagos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8" office:value-type="string" calcext:value-type="string">
            <text:p>yes </text:p>
          </table:table-cell>
          <table:table-cell office:value-type="string" calcext:value-type="string">
            <text:p>Rua Domingas Galleteri Blotta, 171, Jd Santa Cruz, São Paulo </text:p>
          </table:table-cell>
          <table:table-cell office:value-type="float" office:value="7380142" calcext:value-type="float">
            <text:p>7380142</text:p>
          </table:table-cell>
          <table:table-cell office:value-type="string" calcext:value-type="string">
            <text:p>23k </text:p>
          </table:table-cell>
          <table:table-cell office:value-type="float" office:value="329195" calcext:value-type="float">
            <text:p>329195</text:p>
          </table:table-cell>
        </table:table-row>
        <table:table-row table:style-name="ro9">
          <table:table-cell office:value-type="string" calcext:value-type="string">
            <text:p>Itaim Paulista 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Rua Jaguar, 225, Vila Curuçá, São Paulo </text:p>
          </table:table-cell>
          <table:table-cell office:value-type="float" office:value="7400240" calcext:value-type="float">
            <text:p>7400240</text:p>
          </table:table-cell>
          <table:table-cell office:value-type="string" calcext:value-type="string">
            <text:p>23k </text:p>
          </table:table-cell>
          <table:table-cell office:value-type="float" office:value="354934" calcext:value-type="float">
            <text:p>354934</text:p>
          </table:table-cell>
        </table:table-row>
        <table:table-row table:style-name="ro7">
          <table:table-cell office:value-type="string" calcext:value-type="string">
            <text:p>Itaquera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* 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Avenida Fernando do Espírito Santo Alves de Mattos, 1000, SESC Itaquera, Prq do Carmo, São Paulo </text:p>
          </table:table-cell>
          <table:table-cell office:value-type="float" office:value="7391504" calcext:value-type="float">
            <text:p>7391504</text:p>
          </table:table-cell>
          <table:table-cell office:value-type="string" calcext:value-type="string">
            <text:p>23k </text:p>
          </table:table-cell>
          <table:table-cell office:value-type="float" office:value="350334" calcext:value-type="float">
            <text:p>350334</text:p>
          </table:table-cell>
        </table:table-row>
        <table:table-row table:style-name="ro6">
          <table:table-cell office:value-type="string" calcext:value-type="string">
            <text:p>Lapa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*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* 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Avenida Embaixador Macedo Soares, 7995, AR - Lapa, Vila Anastácio, São Paulo </text:p>
          </table:table-cell>
          <table:table-cell office:value-type="float" office:value="7399059" calcext:value-type="float">
            <text:p>7399059</text:p>
          </table:table-cell>
          <table:table-cell office:value-type="string" calcext:value-type="string">
            <text:p>23k </text:p>
          </table:table-cell>
          <table:table-cell office:value-type="float" office:value="326263" calcext:value-type="float">
            <text:p>326263</text:p>
          </table:table-cell>
        </table:table-row>
        <table:table-row table:style-name="ro10">
          <table:table-cell office:value-type="string" calcext:value-type="string">
            <text:p>Marg.Tietê-Pte Remédios 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8" office:value-type="string" calcext:value-type="string">
            <text:p>yes </text:p>
          </table:table-cell>
          <table:table-cell office:value-type="string" calcext:value-type="string">
            <text:p>Avenida Embaixador Macedo Soares, 12889, No Gab. treinamento do Comando de Pol. Rodov. da Polícia Militar, Vl Ribeiro de Barros, São Paulo </text:p>
          </table:table-cell>
          <table:table-cell office:value-type="float" office:value="7397977" calcext:value-type="float">
            <text:p>7397977</text:p>
          </table:table-cell>
          <table:table-cell office:value-type="string" calcext:value-type="string">
            <text:p>23k </text:p>
          </table:table-cell>
          <table:table-cell office:value-type="float" office:value="322013" calcext:value-type="float">
            <text:p>322013</text:p>
          </table:table-cell>
        </table:table-row>
        <table:table-row table:style-name="ro11">
          <table:table-cell office:value-type="string" calcext:value-type="string">
            <text:p>Mooca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Rua Bresser, 2341, Administração Regional da Moóca e Centro Esportivo Municipal, Moóca, São Paulo </text:p>
          </table:table-cell>
          <table:table-cell office:value-type="float" office:value="7394711" calcext:value-type="float">
            <text:p>7394711</text:p>
          </table:table-cell>
          <table:table-cell office:value-type="string" calcext:value-type="string">
            <text:p>23k </text:p>
          </table:table-cell>
          <table:table-cell office:value-type="float" office:value="336644" calcext:value-type="float">
            <text:p>336644</text:p>
          </table:table-cell>
        </table:table-row>
        <table:table-row table:style-name="ro5">
          <table:table-cell office:value-type="string" calcext:value-type="string">
            <text:p>N.Senhora do Ó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a Capitão José Amaral, 80, E.E. Cacilda Becker, Vila Portuguesa, São Paulo </text:p>
          </table:table-cell>
          <table:table-cell office:value-type="float" office:value="7402315" calcext:value-type="float">
            <text:p>7402315</text:p>
          </table:table-cell>
          <table:table-cell office:value-type="string" calcext:value-type="string">
            <text:p>23k </text:p>
          </table:table-cell>
          <table:table-cell office:value-type="float" office:value="327198" calcext:value-type="float">
            <text:p>327198</text:p>
          </table:table-cell>
        </table:table-row>
        <table:table-row table:style-name="ro11">
          <table:table-cell office:value-type="string" calcext:value-type="string">
            <text:p>Parelheiro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 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venida Paulo Guilguer Reimberg, 2448, E.E. Pres. Tancredo A. Neves, Jd Novo Horizonte, São Paulo </text:p>
          </table:table-cell>
          <table:table-cell office:value-type="float" office:value="7369511" calcext:value-type="float">
            <text:p>7369511</text:p>
          </table:table-cell>
          <table:table-cell office:value-type="string" calcext:value-type="string">
            <text:p>23k </text:p>
          </table:table-cell>
          <table:table-cell office:value-type="float" office:value="327086" calcext:value-type="float">
            <text:p>327086</text:p>
          </table:table-cell>
        </table:table-row>
        <table:table-row table:style-name="ro3">
          <table:table-cell office:value-type="string" calcext:value-type="string">
            <text:p>Parque D.Pedro II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8" office:value-type="string" calcext:value-type="string">
            <text:p>yes </text:p>
          </table:table-cell>
          <table:table-cell office:value-type="string" calcext:value-type="string">
            <text:p>Parque Dom Pedro II, s/nº, Palácio das Indústrias, Centro, São Paulo </text:p>
          </table:table-cell>
          <table:table-cell office:value-type="float" office:value="7395221" calcext:value-type="float">
            <text:p>7395221</text:p>
          </table:table-cell>
          <table:table-cell office:value-type="string" calcext:value-type="string">
            <text:p>23k </text:p>
          </table:table-cell>
          <table:table-cell office:value-type="float" office:value="333855" calcext:value-type="float">
            <text:p>333855</text:p>
          </table:table-cell>
        </table:table-row>
        <table:table-row table:style-name="ro11">
          <table:table-cell office:value-type="string" calcext:value-type="string">
            <text:p>Pico do Jaraguá </text:p>
          </table:table-cell>
          <table:table-cell table:number-columns-repeated="4" office:value-type="string" calcext:value-type="string">
            <text:p>no</text:p>
          </table:table-cell>
          <table:table-cell table:number-columns-repeated="5" office:value-type="string" calcext:value-type="string">
            <text:p>yes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Estrada Turística do Jaraguá, s/nº, Altura do n. 9000, em frente a rotatória Cabo Leão., Vila Jaraguá, São Paulo </text:p>
          </table:table-cell>
          <table:table-cell office:value-type="float" office:value="7404863" calcext:value-type="float">
            <text:p>7404863</text:p>
          </table:table-cell>
          <table:table-cell office:value-type="string" calcext:value-type="string">
            <text:p>23k </text:p>
          </table:table-cell>
          <table:table-cell office:value-type="float" office:value="319602" calcext:value-type="float">
            <text:p>319602</text:p>
          </table:table-cell>
        </table:table-row>
        <table:table-row table:style-name="ro6">
          <table:table-cell office:value-type="string" calcext:value-type="string">
            <text:p>Pinheiros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 </text:p>
          </table:table-cell>
          <table:table-cell office:value-type="string" calcext:value-type="string">
            <text:p>* </text:p>
          </table:table-cell>
          <table:table-cell table:number-columns-repeated="3" office:value-type="string" calcext:value-type="string">
            <text:p>yes 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 </text:p>
          </table:table-cell>
          <table:table-cell office:value-type="string" calcext:value-type="string">
            <text:p>Avenida Professor Frederico Herman Júnior, 345, CETESB, Alto de Pinheiros, São Paulo </text:p>
          </table:table-cell>
          <table:table-cell office:value-type="float" office:value="7393293" calcext:value-type="float">
            <text:p>7393293</text:p>
          </table:table-cell>
          <table:table-cell office:value-type="string" calcext:value-type="string">
            <text:p>23k </text:p>
          </table:table-cell>
          <table:table-cell office:value-type="float" office:value="326287" calcext:value-type="float">
            <text:p>326287</text:p>
          </table:table-cell>
        </table:table-row>
        <table:table-row table:style-name="ro5">
          <table:table-cell office:value-type="string" calcext:value-type="string">
            <text:p>S.Miguel Paulista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*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* 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Rua Diego Calado, 112, Escola de Educação Infantil An, Vl São Silvestre, São Paulo </text:p>
          </table:table-cell>
          <table:table-cell office:value-type="float" office:value="7400550" calcext:value-type="float">
            <text:p>7400550</text:p>
          </table:table-cell>
          <table:table-cell office:value-type="string" calcext:value-type="string">
            <text:p>23k </text:p>
          </table:table-cell>
          <table:table-cell office:value-type="float" office:value="352473" calcext:value-type="float">
            <text:p>352473</text:p>
          </table:table-cell>
        </table:table-row>
        <table:table-row table:style-name="ro6">
          <table:table-cell office:value-type="string" calcext:value-type="string">
            <text:p>Santana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yes 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Avenida Santos Dumont, 1019, Parque de Material Aeronáutico, Santana, São Paulo </text:p>
          </table:table-cell>
          <table:table-cell office:value-type="float" office:value="7399522" calcext:value-type="float">
            <text:p>7399522</text:p>
          </table:table-cell>
          <table:table-cell office:value-type="string" calcext:value-type="string">
            <text:p>23k </text:p>
          </table:table-cell>
          <table:table-cell office:value-type="float" office:value="333675" calcext:value-type="float">
            <text:p>333675</text:p>
          </table:table-cell>
        </table:table-row>
        <table:table-row table:style-name="ro11">
          <table:table-cell office:value-type="string" calcext:value-type="string">
            <text:p>Santo Amaro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 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Rua Padre José Maria, 555, Acesso pela Rua Humboldt - Centro Ed.Esp.Mun.Joerg Brüder, Santo Amaro, São Paulo </text:p>
          </table:table-cell>
          <table:table-cell office:value-type="float" office:value="7382927" calcext:value-type="float">
            <text:p>7382927</text:p>
          </table:table-cell>
          <table:table-cell office:value-type="string" calcext:value-type="string">
            <text:p>23k </text:p>
          </table:table-cell>
          <table:table-cell office:value-type="float" office:value="325596" calcext:value-type="float">
            <text:p>325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00:28:52.149516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9:02:27.857426881</meta:creation-date>
    <dc:date>2018-06-22T00:37:51.400078927</dc:date>
    <meta:editing-duration>PT13M28S</meta:editing-duration>
    <meta:editing-cycles>3</meta:editing-cycles>
    <meta:generator>LibreOffice/6.0.3.2$Linux_X86_64 LibreOffice_project/00m0$Build-2</meta:generator>
    <meta:document-statistic meta:table-count="1" meta:cell-count="552" meta:object-count="0"/>
  </office:meta>
</office:document-meta>
</file>